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flectionHelperTests.checkArgument( Object expected , Object actu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ionHelperTests.testUtili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ster.get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flectionHelperTests.testConvert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flectionHelperTests.checkMatch( Class &lt; ? &gt; [ ] inputTypes , Class &lt; ? &gt; [ ] expectedTypes , StandardTypeConverter typeConverter , ArgumentsMatchKind expectedMatchKin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Tester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flectionHelperTests.testOptimalReflectivePropertyAc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ReflectionHelperTests.getTypeDescriptors( Class &lt; ? &gt; ... typ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er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flectionHelperTests.checkArguments( Object [ ] args , Object ... expect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flectionHelperTests.testReflectivePropertyAc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ReflectionHelperTests.testSetupArgumen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ester.setProperty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ester.setProperty2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flectionHelperTests.checkMatch2( Class &lt; ? &gt; [ ] inputTypes , Class &lt; ? &gt; [ ] expectedTypes , StandardTypeConverter typeConverter , ArgumentsMatchKind expectedMatchKin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Tester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flectionHelperTests.testReflectionHelperCompareArguments_ExactMatching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flectionHelperTests.testReflectionHelperCompareArguments_RequiresConversionMatching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flectionHelperTests.testTyped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ester.getpEB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flectionHelperTests.testConvertArguments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flectionHelperTests.testReflectionHelperCompareArguments_CloseMatching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er.getProperty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flectionHelperTests.testReflectionHelperCompareArguments_Varargs_ExactMatching( )</text:p>
          </table:table-cell>
          <table:table-cell office:value-type="float" office:value="35">
            <text:p text:style-name="Table_20_Contents">35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Tester.getXyZ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flectionHelperTests.testReflectionHelperCompareArguments_NotAMatc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er.get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ester.isProperty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ester.setpEBS( String pEB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